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e8f" officeooo:paragraph-rsid="00108e8f"/>
    </style:style>
    <style:style style:name="P2" style:family="paragraph" style:parent-style-name="Standard">
      <style:text-properties officeooo:paragraph-rsid="00108e8f"/>
    </style:style>
    <style:style style:name="P3" style:family="paragraph" style:parent-style-name="Standard">
      <style:text-properties officeooo:rsid="00126abc" officeooo:paragraph-rsid="00126abc"/>
    </style:style>
    <style:style style:name="P4" style:family="paragraph" style:parent-style-name="Standard">
      <style:text-properties officeooo:paragraph-rsid="0015f345"/>
    </style:style>
    <style:style style:name="P5" style:family="paragraph" style:parent-style-name="Standard">
      <style:text-properties officeooo:rsid="0017b29b" officeooo:paragraph-rsid="0017b29b"/>
    </style:style>
    <style:style style:name="P6" style:family="paragraph" style:parent-style-name="Standard">
      <style:text-properties officeooo:rsid="0017ded2" officeooo:paragraph-rsid="0017ded2"/>
    </style:style>
    <style:style style:name="P7" style:family="paragraph" style:parent-style-name="Standard">
      <style:text-properties officeooo:rsid="0018ffcd" officeooo:paragraph-rsid="0018ffcd"/>
    </style:style>
    <style:style style:name="T1" style:family="text">
      <style:text-properties officeooo:rsid="00108e8f"/>
    </style:style>
    <style:style style:name="T2" style:family="text">
      <style:text-properties officeooo:rsid="00126abc"/>
    </style:style>
    <style:style style:name="T3" style:family="text">
      <style:text-properties officeooo:rsid="0015f345"/>
    </style:style>
    <style:style style:name="T4" style:family="text">
      <style:text-properties officeooo:rsid="0017b2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Fichero </text:span><text:span text:style-name="T1">vehiculos </text:span></text:p>
      <text:p text:style-name="P1">tendra </text:p>
      <text:p text:style-name="P1">idvehiculo <text:tab/>campo clave int</text:p>
      <text:p text:style-name="P1">idusuario <text:tab/>campo int</text:p>
      <text:p text:style-name="P1">matricula <text:tab/>campo string char <text:span text:style-name="T3">tamaño 8</text:span></text:p>
      <text:p text:style-name="P7">plazas<text:tab/><text:tab/>campo int</text:p>
      <text:p text:style-name="P7">descrip<text:tab/><text:tab/>campo char</text:p>
      <text:p text:style-name="P1"/>
      <text:p text:style-name="P1"><text:span text:style-name="T2">fichero</text:span> viajes</text:p>
      <text:p text:style-name="P1">tendra</text:p>
      <text:p text:style-name="P1">idviaje <text:tab/>campo clave int</text:p>
      <text:p text:style-name="P1">idusuario <text:tab/>campo int</text:p>
      <text:p text:style-name="P4"><text:span text:style-name="T2">matricula</text:span><text:span text:style-name="T1"> <text:tab/>campo char </text:span><text:span text:style-name="T3">tamaño 8</text:span></text:p>
      <text:p text:style-name="P1">plazas <text:tab/><text:tab/>campo int </text:p>
      <text:p text:style-name="P3"><text:span text:style-name="T4">idavuel</text:span> <text:tab/>campo char</text:p>
      <text:p text:style-name="P1"><text:span text:style-name="T2">estado</text:span> <text:tab/><text:tab/>campo char</text:p>
      <text:p text:style-name="P1">fechas <text:tab/><text:tab/>campo <text:span text:style-name="T2">char</text:span></text:p>
      <text:p text:style-name="P3">horasalida <text:tab/>campo char</text:p>
      <text:p text:style-name="P3">horallegada <text:tab/>campo char</text:p>
      <text:p text:style-name="P5">precio<text:tab/><text:tab/>campo float</text:p>
      <text:p text:style-name="P6">totalprec<text:tab/>campo float</text:p>
      <text:p text:style-name="P3"/>
      <text:p text:style-name="P3">fichero pasos</text:p>
      <text:p text:style-name="P3">tendra</text:p>
      <text:p text:style-name="P3">idpasos <text:tab/>campo int </text:p>
      <text:p text:style-name="P3">idviaje <text:tab/>campo int</text:p>
      <text:p text:style-name="P3">poblados <text:tab/>campo cha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5" meta:word-count="73" meta:character-count="476" meta:non-whitespace-character-count="403"/>
  </office:meta>
</office:document-meta>
</file>